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6.836cm" svg:y="9.608cm">
            <draw:object draw:notify-on-update-of-ranges="Sheet1.D2:Sheet1.D18 Sheet1.F1:Sheet1.F1 Sheet1.F2:Sheet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6.763cm" svg:y="0cm">
            <draw:object draw:notify-on-update-of-ranges="Sheet1.D2:Sheet1.D18 Sheet1.G1:Sheet1.G1 Sheet1.G2:Sheet1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Anfangsgeschwindigkeit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ds</text:p>
          </table:table-cell>
        </table:table-row>
        <table:table-row table:style-name="ro1">
          <table:table-cell table:style-name="ce2" office:value-type="string" calcext:value-type="string">
            <text:p>Anfangshöh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[.$B$3]-(([.$B$6]*[.$B$7]*[.$B$8]*[.$F2]^2)/(2*[.$B$9]))" office:value-type="float" office:value="9.81" calcext:value-type="float">
            <text:p>9,81</text:p>
          </table:table-cell>
          <table:table-cell table:formula="of:=[.B1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[.E2]*[.$B$4]" office:value-type="float" office:value="0.0981" calcext:value-type="float">
            <text:p>0,0981</text:p>
          </table:table-cell>
          <table:table-cell table:formula="of:=[.F2]*[.$B$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llbeschleunigung</text:p>
          </table:table-cell>
          <table:table-cell office:value-type="float" office:value="9.81" calcext:value-type="float">
            <text:p>9,81</text:p>
          </table:table-cell>
          <table:table-cell/>
          <table:table-cell table:formula="of:=[.D2]+[.$B$4]" office:value-type="float" office:value="0.01" calcext:value-type="float">
            <text:p>0,01</text:p>
          </table:table-cell>
          <table:table-cell table:formula="of:=[.$B$3]-(([.$B$6]*[.$B$7]*[.$B$8]*[.$F3]^2)/(2*[.$B$9]))" office:value-type="float" office:value="9.8072933596875" calcext:value-type="float">
            <text:p>9,8072933596875</text:p>
          </table:table-cell>
          <table:table-cell table:formula="of:=[.F2]+[.H2]" office:value-type="float" office:value="0.0981" calcext:value-type="float">
            <text:p>0,0981</text:p>
          </table:table-cell>
          <table:table-cell table:formula="of:=[.G2]+[.I3]" office:value-type="float" office:value="0.000981" calcext:value-type="float">
            <text:p>0,000981</text:p>
          </table:table-cell>
          <table:table-cell table:formula="of:=[.E3]*[.$B$4]" office:value-type="float" office:value="0.098072933596875" calcext:value-type="float">
            <text:p>0,098072933596875</text:p>
          </table:table-cell>
          <table:table-cell table:formula="of:=[.F3]*[.$B$4]" office:value-type="float" office:value="0.000981" calcext:value-type="float">
            <text:p>0,000981</text:p>
          </table:table-cell>
        </table:table-row>
        <table:table-row table:style-name="ro1">
          <table:table-cell table:style-name="ce2" office:value-type="string" calcext:value-type="string">
            <text:p>Schrittweite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[.D3]+[.$B$4]" office:value-type="float" office:value="0.02" calcext:value-type="float">
            <text:p>0,02</text:p>
          </table:table-cell>
          <table:table-cell table:formula="of:=[.$B$3]-(([.$B$6]*[.$B$7]*[.$B$8]*[.$F4]^2)/(2*[.$B$9]))" office:value-type="float" office:value="9.79917642565988" calcext:value-type="float">
            <text:p>9,79917642565988</text:p>
          </table:table-cell>
          <table:table-cell table:formula="of:=[.F3]+[.H3]" office:value-type="float" office:value="0.196172933596875" calcext:value-type="float">
            <text:p>0,196172933596875</text:p>
          </table:table-cell>
          <table:table-cell table:formula="of:=[.G3]+[.I4]" office:value-type="float" office:value="0.00294272933596875" calcext:value-type="float">
            <text:p>0,00294272933596875</text:p>
          </table:table-cell>
          <table:table-cell table:formula="of:=[.E4]*[.$B$4]" office:value-type="float" office:value="0.0979917642565988" calcext:value-type="float">
            <text:p>0,0979917642565988</text:p>
          </table:table-cell>
          <table:table-cell table:formula="of:=[.F4]*[.$B$4]" office:value-type="float" office:value="0.00196172933596875" calcext:value-type="float">
            <text:p>0,00196172933596875</text:p>
          </table:table-cell>
        </table:table-row>
        <table:table-row table:style-name="ro1">
          <table:table-cell table:number-columns-repeated="3"/>
          <table:table-cell table:formula="of:=[.D4]+[.$B$4]" office:value-type="float" office:value="0.03" calcext:value-type="float">
            <text:p>0,03</text:p>
          </table:table-cell>
          <table:table-cell table:formula="of:=[.$B$3]-(([.$B$6]*[.$B$7]*[.$B$8]*[.$F5]^2)/(2*[.$B$9]))" office:value-type="float" office:value="9.78566263046347" calcext:value-type="float">
            <text:p>9,78566263046347</text:p>
          </table:table-cell>
          <table:table-cell table:formula="of:=[.F4]+[.H4]" office:value-type="float" office:value="0.294164697853474" calcext:value-type="float">
            <text:p>0,294164697853474</text:p>
          </table:table-cell>
          <table:table-cell table:formula="of:=[.G4]+[.I5]" office:value-type="float" office:value="0.00588437631450349" calcext:value-type="float">
            <text:p>0,00588437631450349</text:p>
          </table:table-cell>
          <table:table-cell table:formula="of:=[.E5]*[.$B$4]" office:value-type="float" office:value="0.0978566263046347" calcext:value-type="float">
            <text:p>0,0978566263046347</text:p>
          </table:table-cell>
          <table:table-cell table:formula="of:=[.F5]*[.$B$4]" office:value-type="float" office:value="0.00294164697853474" calcext:value-type="float">
            <text:p>0,00294164697853474</text:p>
          </table:table-cell>
        </table:table-row>
        <table:table-row table:style-name="ro1">
          <table:table-cell office:value-type="string" calcext:value-type="string">
            <text:p>Dichte Medium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D5]+[.$B$4]" office:value-type="float" office:value="0.04" calcext:value-type="float">
            <text:p>0,04</text:p>
          </table:table-cell>
          <table:table-cell table:formula="of:=[.$B$3]-(([.$B$6]*[.$B$7]*[.$B$8]*[.$F6]^2)/(2*[.$B$9]))" office:value-type="float" office:value="9.76677729789525" calcext:value-type="float">
            <text:p>9,76677729789525</text:p>
          </table:table-cell>
          <table:table-cell table:formula="of:=[.F5]+[.H5]" office:value-type="float" office:value="0.392021324158108" calcext:value-type="float">
            <text:p>0,392021324158108</text:p>
          </table:table-cell>
          <table:table-cell table:formula="of:=[.G5]+[.I6]" office:value-type="float" office:value="0.00980458955608457" calcext:value-type="float">
            <text:p>0,00980458955608457</text:p>
          </table:table-cell>
          <table:table-cell table:formula="of:=[.E6]*[.$B$4]" office:value-type="float" office:value="0.0976677729789525" calcext:value-type="float">
            <text:p>0,0976677729789525</text:p>
          </table:table-cell>
          <table:table-cell table:formula="of:=[.F6]*[.$B$4]" office:value-type="float" office:value="0.00392021324158109" calcext:value-type="float">
            <text:p>0,00392021324158109</text:p>
          </table:table-cell>
        </table:table-row>
        <table:table-row table:style-name="ro1">
          <table:table-cell office:value-type="string" calcext:value-type="string">
            <text:p>Widerstandszahl</text:p>
          </table:table-cell>
          <table:table-cell office:value-type="float" office:value="0.45" calcext:value-type="float">
            <text:p>0,45</text:p>
          </table:table-cell>
          <table:table-cell/>
          <table:table-cell table:formula="of:=[.D6]+[.$B$4]" office:value-type="float" office:value="0.05" calcext:value-type="float">
            <text:p>0,05</text:p>
          </table:table-cell>
          <table:table-cell table:formula="of:=[.$B$3]-(([.$B$6]*[.$B$7]*[.$B$8]*[.$F7]^2)/(2*[.$B$9]))" office:value-type="float" office:value="9.74255754041581" calcext:value-type="float">
            <text:p>9,74255754041581</text:p>
          </table:table-cell>
          <table:table-cell table:formula="of:=[.F6]+[.H6]" office:value-type="float" office:value="0.489689097137061" calcext:value-type="float">
            <text:p>0,489689097137061</text:p>
          </table:table-cell>
          <table:table-cell table:formula="of:=[.G6]+[.I7]" office:value-type="float" office:value="0.0147014805274552" calcext:value-type="float">
            <text:p>0,0147014805274552</text:p>
          </table:table-cell>
          <table:table-cell table:formula="of:=[.E7]*[.$B$4]" office:value-type="float" office:value="0.0974255754041581" calcext:value-type="float">
            <text:p>0,0974255754041581</text:p>
          </table:table-cell>
          <table:table-cell table:formula="of:=[.F7]*[.$B$4]" office:value-type="float" office:value="0.00489689097137061" calcext:value-type="float">
            <text:p>0,00489689097137061</text:p>
          </table:table-cell>
        </table:table-row>
        <table:table-row table:style-name="ro1">
          <table:table-cell office:value-type="string" calcext:value-type="string">
            <text:p>Querschnittsfläch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7]+[.$B$4]" office:value-type="float" office:value="0.06" calcext:value-type="float">
            <text:p>0,06</text:p>
          </table:table-cell>
          <table:table-cell table:formula="of:=[.$B$3]-(([.$B$6]*[.$B$7]*[.$B$8]*[.$F8]^2)/(2*[.$B$9]))" office:value-type="float" office:value="9.71305210161192" calcext:value-type="float">
            <text:p>9,71305210161192</text:p>
          </table:table-cell>
          <table:table-cell table:formula="of:=[.F7]+[.H7]" office:value-type="float" office:value="0.587114672541219" calcext:value-type="float">
            <text:p>0,587114672541219</text:p>
          </table:table-cell>
          <table:table-cell table:formula="of:=[.G7]+[.I8]" office:value-type="float" office:value="0.0205726272528674" calcext:value-type="float">
            <text:p>0,0205726272528674</text:p>
          </table:table-cell>
          <table:table-cell table:formula="of:=[.E8]*[.$B$4]" office:value-type="float" office:value="0.0971305210161192" calcext:value-type="float">
            <text:p>0,0971305210161192</text:p>
          </table:table-cell>
          <table:table-cell table:formula="of:=[.F8]*[.$B$4]" office:value-type="float" office:value="0.00587114672541219" calcext:value-type="float">
            <text:p>0,00587114672541219</text:p>
          </table:table-cell>
        </table:table-row>
        <table:table-row table:style-name="ro1">
          <table:table-cell office:value-type="string" calcext:value-type="string">
            <text:p>Mass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8]+[.$B$4]" office:value-type="float" office:value="0.07" calcext:value-type="float">
            <text:p>0,07</text:p>
          </table:table-cell>
          <table:table-cell table:formula="of:=[.$B$3]-(([.$B$6]*[.$B$7]*[.$B$8]*[.$F9]^2)/(2*[.$B$9]))" office:value-type="float" office:value="9.6783211448701" calcext:value-type="float">
            <text:p>9,6783211448701</text:p>
          </table:table-cell>
          <table:table-cell table:formula="of:=[.F8]+[.H8]" office:value-type="float" office:value="0.684245193557338" calcext:value-type="float">
            <text:p>0,684245193557338</text:p>
          </table:table-cell>
          <table:table-cell table:formula="of:=[.G8]+[.I9]" office:value-type="float" office:value="0.0274150791884408" calcext:value-type="float">
            <text:p>0,0274150791884408</text:p>
          </table:table-cell>
          <table:table-cell table:formula="of:=[.E9]*[.$B$4]" office:value-type="float" office:value="0.096783211448701" calcext:value-type="float">
            <text:p>0,096783211448701</text:p>
          </table:table-cell>
          <table:table-cell table:formula="of:=[.F9]*[.$B$4]" office:value-type="float" office:value="0.00684245193557338" calcext:value-type="float">
            <text:p>0,00684245193557338</text:p>
          </table:table-cell>
        </table:table-row>
        <table:table-row table:style-name="ro1">
          <table:table-cell table:number-columns-repeated="3"/>
          <table:table-cell table:formula="of:=[.D9]+[.$B$4]" office:value-type="float" office:value="0.08" calcext:value-type="float">
            <text:p>0,08</text:p>
          </table:table-cell>
          <table:table-cell table:formula="of:=[.$B$3]-(([.$B$6]*[.$B$7]*[.$B$8]*[.$F10]^2)/(2*[.$B$9]))" office:value-type="float" office:value="9.63843598984886" calcext:value-type="float">
            <text:p>9,63843598984886</text:p>
          </table:table-cell>
          <table:table-cell table:formula="of:=[.F9]+[.H9]" office:value-type="float" office:value="0.781028405006039" calcext:value-type="float">
            <text:p>0,781028405006039</text:p>
          </table:table-cell>
          <table:table-cell table:formula="of:=[.G9]+[.I10]" office:value-type="float" office:value="0.0352253632385011" calcext:value-type="float">
            <text:p>0,0352253632385011</text:p>
          </table:table-cell>
          <table:table-cell table:formula="of:=[.E10]*[.$B$4]" office:value-type="float" office:value="0.0963843598984886" calcext:value-type="float">
            <text:p>0,0963843598984886</text:p>
          </table:table-cell>
          <table:table-cell table:formula="of:=[.F10]*[.$B$4]" office:value-type="float" office:value="0.00781028405006039" calcext:value-type="float">
            <text:p>0,00781028405006039</text:p>
          </table:table-cell>
        </table:table-row>
        <table:table-row table:style-name="ro1">
          <table:table-cell table:number-columns-repeated="3"/>
          <table:table-cell table:formula="of:=[.D10]+[.$B$4]" office:value-type="float" office:value="0.09" calcext:value-type="float">
            <text:p>0,09</text:p>
          </table:table-cell>
          <table:table-cell table:formula="of:=[.$B$3]-(([.$B$6]*[.$B$7]*[.$B$8]*[.$F11]^2)/(2*[.$B$9]))" office:value-type="float" office:value="9.59347879874511" calcext:value-type="float">
            <text:p>9,59347879874511</text:p>
          </table:table-cell>
          <table:table-cell table:formula="of:=[.F10]+[.H10]" office:value-type="float" office:value="0.877412764904528" calcext:value-type="float">
            <text:p>0,877412764904528</text:p>
          </table:table-cell>
          <table:table-cell table:formula="of:=[.G10]+[.I11]" office:value-type="float" office:value="0.0439994908875464" calcext:value-type="float">
            <text:p>0,0439994908875464</text:p>
          </table:table-cell>
          <table:table-cell table:formula="of:=[.E11]*[.$B$4]" office:value-type="float" office:value="0.0959347879874511" calcext:value-type="float">
            <text:p>0,0959347879874511</text:p>
          </table:table-cell>
          <table:table-cell table:formula="of:=[.F11]*[.$B$4]" office:value-type="float" office:value="0.00877412764904528" calcext:value-type="float">
            <text:p>0,00877412764904528</text:p>
          </table:table-cell>
        </table:table-row>
        <table:table-row table:style-name="ro1">
          <table:table-cell table:number-columns-repeated="3"/>
          <table:table-cell table:formula="of:=[.D11]+[.$B$4]" office:value-type="float" office:value="0.1" calcext:value-type="float">
            <text:p>0,1</text:p>
          </table:table-cell>
          <table:table-cell table:formula="of:=[.$B$3]-(([.$B$6]*[.$B$7]*[.$B$8]*[.$F12]^2)/(2*[.$B$9]))" office:value-type="float" office:value="9.54354221473477" calcext:value-type="float">
            <text:p>9,54354221473477</text:p>
          </table:table-cell>
          <table:table-cell table:formula="of:=[.F11]+[.H11]" office:value-type="float" office:value="0.973347552891979" calcext:value-type="float">
            <text:p>0,973347552891979</text:p>
          </table:table-cell>
          <table:table-cell table:formula="of:=[.G11]+[.I12]" office:value-type="float" office:value="0.0537329664164662" calcext:value-type="float">
            <text:p>0,0537329664164662</text:p>
          </table:table-cell>
          <table:table-cell table:formula="of:=[.E12]*[.$B$4]" office:value-type="float" office:value="0.0954354221473478" calcext:value-type="float">
            <text:p>0,0954354221473478</text:p>
          </table:table-cell>
          <table:table-cell table:formula="of:=[.F12]*[.$B$4]" office:value-type="float" office:value="0.00973347552891979" calcext:value-type="float">
            <text:p>0,00973347552891979</text:p>
          </table:table-cell>
        </table:table-row>
        <table:table-row table:style-name="ro1">
          <table:table-cell table:number-columns-repeated="3"/>
          <table:table-cell table:formula="of:=[.D12]+[.$B$4]" office:value-type="float" office:value="0.11" calcext:value-type="float">
            <text:p>0,11</text:p>
          </table:table-cell>
          <table:table-cell table:formula="of:=[.$B$3]-(([.$B$6]*[.$B$7]*[.$B$8]*[.$F13]^2)/(2*[.$B$9]))" office:value-type="float" office:value="9.48872895532484" calcext:value-type="float">
            <text:p>9,48872895532484</text:p>
          </table:table-cell>
          <table:table-cell table:formula="of:=[.F12]+[.H12]" office:value-type="float" office:value="1.06878297503933" calcext:value-type="float">
            <text:p>1,06878297503933</text:p>
          </table:table-cell>
          <table:table-cell table:formula="of:=[.G12]+[.I13]" office:value-type="float" office:value="0.0644207961668595" calcext:value-type="float">
            <text:p>0,0644207961668595</text:p>
          </table:table-cell>
          <table:table-cell table:formula="of:=[.E13]*[.$B$4]" office:value-type="float" office:value="0.0948872895532484" calcext:value-type="float">
            <text:p>0,0948872895532484</text:p>
          </table:table-cell>
          <table:table-cell table:formula="of:=[.F13]*[.$B$4]" office:value-type="float" office:value="0.0106878297503933" calcext:value-type="float">
            <text:p>0,0106878297503933</text:p>
          </table:table-cell>
        </table:table-row>
        <table:table-row table:style-name="ro1">
          <table:table-cell table:number-columns-repeated="3"/>
          <table:table-cell table:formula="of:=[.D13]+[.$B$4]" office:value-type="float" office:value="0.12" calcext:value-type="float">
            <text:p>0,12</text:p>
          </table:table-cell>
          <table:table-cell table:formula="of:=[.$B$3]-(([.$B$6]*[.$B$7]*[.$B$8]*[.$F14]^2)/(2*[.$B$9]))" office:value-type="float" office:value="9.42915136367898" calcext:value-type="float">
            <text:p>9,42915136367898</text:p>
          </table:table-cell>
          <table:table-cell table:formula="of:=[.F13]+[.H13]" office:value-type="float" office:value="1.16367026459258" calcext:value-type="float">
            <text:p>1,16367026459258</text:p>
          </table:table-cell>
          <table:table-cell table:formula="of:=[.G13]+[.I14]" office:value-type="float" office:value="0.0760574988127852" calcext:value-type="float">
            <text:p>0,0760574988127852</text:p>
          </table:table-cell>
          <table:table-cell table:formula="of:=[.E14]*[.$B$4]" office:value-type="float" office:value="0.0942915136367898" calcext:value-type="float">
            <text:p>0,0942915136367898</text:p>
          </table:table-cell>
          <table:table-cell table:formula="of:=[.F14]*[.$B$4]" office:value-type="float" office:value="0.0116367026459258" calcext:value-type="float">
            <text:p>0,0116367026459258</text:p>
          </table:table-cell>
        </table:table-row>
        <table:table-row table:style-name="ro1">
          <table:table-cell table:number-columns-repeated="3"/>
          <table:table-cell table:formula="of:=[.D14]+[.$B$4]" office:value-type="float" office:value="0.13" calcext:value-type="float">
            <text:p>0,13</text:p>
          </table:table-cell>
          <table:table-cell table:formula="of:=[.$B$3]-(([.$B$6]*[.$B$7]*[.$B$8]*[.$F15]^2)/(2*[.$B$9]))" office:value-type="float" office:value="9.36493092126957" calcext:value-type="float">
            <text:p>9,36493092126957</text:p>
          </table:table-cell>
          <table:table-cell table:formula="of:=[.F14]+[.H14]" office:value-type="float" office:value="1.25796177822936" calcext:value-type="float">
            <text:p>1,25796177822936</text:p>
          </table:table-cell>
          <table:table-cell table:formula="of:=[.G14]+[.I15]" office:value-type="float" office:value="0.0886371165950789" calcext:value-type="float">
            <text:p>0,0886371165950789</text:p>
          </table:table-cell>
          <table:table-cell table:formula="of:=[.E15]*[.$B$4]" office:value-type="float" office:value="0.0936493092126957" calcext:value-type="float">
            <text:p>0,0936493092126957</text:p>
          </table:table-cell>
          <table:table-cell table:formula="of:=[.F15]*[.$B$4]" office:value-type="float" office:value="0.0125796177822936" calcext:value-type="float">
            <text:p>0,0125796177822936</text:p>
          </table:table-cell>
        </table:table-row>
        <table:table-row table:style-name="ro1">
          <table:table-cell table:number-columns-repeated="3"/>
          <table:table-cell table:formula="of:=[.D15]+[.$B$4]" office:value-type="float" office:value="0.14" calcext:value-type="float">
            <text:p>0,14</text:p>
          </table:table-cell>
          <table:table-cell table:formula="of:=[.$B$3]-(([.$B$6]*[.$B$7]*[.$B$8]*[.$F16]^2)/(2*[.$B$9]))" office:value-type="float" office:value="9.29619772546041" calcext:value-type="float">
            <text:p>9,29619772546041</text:p>
          </table:table-cell>
          <table:table-cell table:formula="of:=[.F15]+[.H15]" office:value-type="float" office:value="1.35161108744206" calcext:value-type="float">
            <text:p>1,35161108744206</text:p>
          </table:table-cell>
          <table:table-cell table:formula="of:=[.G15]+[.I16]" office:value-type="float" office:value="0.102153227469499" calcext:value-type="float">
            <text:p>0,102153227469499</text:p>
          </table:table-cell>
          <table:table-cell table:formula="of:=[.E16]*[.$B$4]" office:value-type="float" office:value="0.0929619772546041" calcext:value-type="float">
            <text:p>0,0929619772546041</text:p>
          </table:table-cell>
          <table:table-cell table:formula="of:=[.F16]*[.$B$4]" office:value-type="float" office:value="0.0135161108744206" calcext:value-type="float">
            <text:p>0,0135161108744206</text:p>
          </table:table-cell>
        </table:table-row>
        <table:table-row table:style-name="ro1">
          <table:table-cell table:number-columns-repeated="3"/>
          <table:table-cell table:formula="of:=[.D16]+[.$B$4]" office:value-type="float" office:value="0.15" calcext:value-type="float">
            <text:p>0,15</text:p>
          </table:table-cell>
          <table:table-cell table:formula="of:=[.$B$3]-(([.$B$6]*[.$B$7]*[.$B$8]*[.$F17]^2)/(2*[.$B$9]))" office:value-type="float" office:value="9.22308993583675" calcext:value-type="float">
            <text:p>9,22308993583675</text:p>
          </table:table-cell>
          <table:table-cell table:formula="of:=[.F16]+[.H16]" office:value-type="float" office:value="1.44457306469666" calcext:value-type="float">
            <text:p>1,44457306469666</text:p>
          </table:table-cell>
          <table:table-cell table:formula="of:=[.G16]+[.I17]" office:value-type="float" office:value="0.116598958116466" calcext:value-type="float">
            <text:p>0,116598958116466</text:p>
          </table:table-cell>
          <table:table-cell table:formula="of:=[.E17]*[.$B$4]" office:value-type="float" office:value="0.0922308993583675" calcext:value-type="float">
            <text:p>0,0922308993583675</text:p>
          </table:table-cell>
          <table:table-cell table:formula="of:=[.F17]*[.$B$4]" office:value-type="float" office:value="0.0144457306469666" calcext:value-type="float">
            <text:p>0,0144457306469666</text:p>
          </table:table-cell>
        </table:table-row>
        <table:table-row table:style-name="ro1">
          <table:table-cell table:number-columns-repeated="3"/>
          <table:table-cell table:formula="of:=[.D17]+[.$B$4]" office:value-type="float" office:value="0.16" calcext:value-type="float">
            <text:p>0,16</text:p>
          </table:table-cell>
          <table:table-cell table:formula="of:=[.$B$3]-(([.$B$6]*[.$B$7]*[.$B$8]*[.$F18]^2)/(2*[.$B$9]))" office:value-type="float" office:value="9.14575319326821" calcext:value-type="float">
            <text:p>9,14575319326821</text:p>
          </table:table-cell>
          <table:table-cell table:formula="of:=[.F17]+[.H17]" office:value-type="float" office:value="1.53680396405503" calcext:value-type="float">
            <text:p>1,53680396405503</text:p>
          </table:table-cell>
          <table:table-cell table:formula="of:=[.G17]+[.I18]" office:value-type="float" office:value="0.131966997757016" calcext:value-type="float">
            <text:p>0,131966997757016</text:p>
          </table:table-cell>
          <table:table-cell table:formula="of:=[.E18]*[.$B$4]" office:value-type="float" office:value="0.0914575319326821" calcext:value-type="float">
            <text:p>0,0914575319326821</text:p>
          </table:table-cell>
          <table:table-cell table:formula="of:=[.F18]*[.$B$4]" office:value-type="float" office:value="0.0153680396405503" calcext:value-type="float">
            <text:p>0,0153680396405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9:21:31.996734008</meta:creation-date>
    <dc:date>2023-01-23T10:23:31.133832587</dc:date>
    <meta:editing-duration>PT2H50M30S</meta:editing-duration>
    <meta:editing-cycles>4</meta:editing-cycles>
    <meta:generator>LibreOffice/7.4.2.3$Linux_X86_64 LibreOffice_project/40$Build-3</meta:generator>
    <meta:document-statistic meta:table-count="1" meta:cell-count="12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4.201cm" style:legend-expansion="high" chart:style-name="ch2"/>
        <chart:plot-area chart:style-name="ch3" table:cell-range-address="Sheet1.D2:Sheet1.D18 Sheet1.F1:Sheet1.F18" chart:data-source-has-labels="both" svg:x="0.374cm" svg:y="0.231cm" svg:width="13.922cm" svg:height="9.088cm">
          <chart:coordinate-region svg:x="1.101cm" svg:y="0.431cm" svg:width="12.863cm" svg:height="8.241cm"/>
          <chart:axis chart:dimension="x" chart:name="primary-x" chart:style-name="ch4" chartooo:axis-type="auto">
            <chartooo:date-scale/>
            <chart:categories table:cell-range-address="Sheet1.D2:Sheet1.D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8" chart:label-cell-address="Sheet1.F1:Sheet1.F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18</svg:desc>
                </draw:g>
              </table:table-cell>
              <table:table-cell office:value-type="float" office:value="0">
                <text:p>0</text:p>
                <draw:g>
                  <svg:desc>Sheet1.F2:Sheet1.F18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196172933596875">
                <text:p>0.19617293359687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294164697853474">
                <text:p>0.294164697853474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392021324158108">
                <text:p>0.39202132415810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89689097137061">
                <text:p>0.48968909713706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587114672541219">
                <text:p>0.58711467254121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684245193557338">
                <text:p>0.68424519355733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781028405006039">
                <text:p>0.78102840500603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877412764904528">
                <text:p>0.87741276490452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73347552891979">
                <text:p>0.973347552891979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.06878297503933">
                <text:p>1.0687829750393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16367026459258">
                <text:p>1.1636702645925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.25796177822936">
                <text:p>1.25796177822936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35161108744206">
                <text:p>1.3516110874420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44457306469666">
                <text:p>1.4445730646966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53680396405503">
                <text:p>1.53680396405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4.204cm" style:legend-expansion="high" chart:style-name="ch2"/>
        <chart:plot-area chart:style-name="ch3" table:cell-range-address="Sheet1.D2:Sheet1.D18 Sheet1.G1:Sheet1.G18" chart:data-source-has-labels="both" svg:x="0.319cm" svg:y="0.18cm" svg:width="13.831cm" svg:height="8.646cm">
          <chart:coordinate-region svg:x="1.231cm" svg:y="0.38cm" svg:width="12.587cm" svg:height="7.799cm"/>
          <chart:axis chart:dimension="x" chart:name="primary-x" chart:style-name="ch4" chartooo:axis-type="auto">
            <chartooo:date-scale/>
            <chart:categories table:cell-range-address="Sheet1.D2:Sheet1.D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8" chart:label-cell-address="Sheet1.G1:Sheet1.G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18</svg:desc>
                </draw:g>
              </table:table-cell>
              <table:table-cell office:value-type="float" office:value="0">
                <text:p>0</text:p>
                <draw:g>
                  <svg:desc>Sheet1.G2:Sheet1.G18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294272933596875">
                <text:p>0.0029427293359687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0588437631450349">
                <text:p>0.0058843763145034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0980458955608457">
                <text:p>0.0098045895560845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147014805274552">
                <text:p>0.014701480527455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205726272528674">
                <text:p>0.020572627252867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274150791884408">
                <text:p>0.027415079188440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352253632385011">
                <text:p>0.035225363238501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439994908875464">
                <text:p>0.043999490887546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537329664164662">
                <text:p>0.053732966416466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644207961668595">
                <text:p>0.064420796166859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760574988127852">
                <text:p>0.076057498812785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886371165950789">
                <text:p>0.0886371165950789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02153227469499">
                <text:p>0.10215322746949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16598958116466">
                <text:p>0.11659895811646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31966997757016">
                <text:p>0.131966997757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